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92000001F906AFFC4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rame-Analysis : Phase 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opic-Level Analysis: </text:p>
            <text:p/>
            <text:p>Topic = Immigration 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ame = Crime</text:p>
          </draw:text-box>
        </draw:frame>
        <draw:frame draw:style-name="gr2" draw:text-style-name="P1" draw:layer="layout" svg:width="27.686cm" svg:height="12.251cm" svg:x="0.314cm" svg:y="5.334cm">
          <draw:image xlink:href="Pictures/1000000000000492000001F906AFF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rame =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rumil Mehta</meta:initial-creator>
    <meta:creation-date>2013-07-18T04:47:17</meta:creation-date>
    <dc:date>2013-07-18T04:51:03</dc:date>
    <dc:creator>Dhrumil Mehta</dc:creator>
    <meta:editing-duration>P0D</meta:editing-duration>
    <meta:editing-cycles>1</meta:editing-cycles>
    <meta:document-statistic meta:object-count="33"/>
    <meta:generator>LibreOffice/4.0.2.2$Linux_X86_64 LibreOffice_project/400m0$Build-2</meta:generator>
  </office:meta>
</office:document-meta>
</file>